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3" text:outline-level="3"><text:span text:style-name="Strong_20_Emphasis">La despedida de Grendha</text:span></text:h>
      <text:p text:style-name="Text_20_body">El sol descendía lentamente, tiñendo de oro viejo los tejados de Rainbowtown. La brisa suave del atardecer llevaba consigo los aromas familiares del mercado: pan caliente, fruta madura, madera, especias dulces.</text:p>
      <text:p text:style-name="Text_20_body">Elara caminaba con paso firme. No había conseguido transporte y su decisión estaba tomada: continuaría a pie. Llevaba provisiones, su espada, y un mapa arrugado dentro del zurrón. Ya no quedaba nada más que hacer en Rainbowtown… salvo despedirse.</text:p>
      <text:p text:style-name="Text_20_body">Mientras se aproximaba al puesto de Grendha, una sensación extraña le erizó la piel. Oyó gritos.</text:p>
      <text:p text:style-name="Text_20_body">Elara echó a correr.</text:p>
      <text:p text:style-name="Text_20_body">Desde lejos distinguió el caos: gente agolpada, un tumulto de cuerpos confundidos y atónitos. El mostrador de madera estaba volcado, el pan aplastado y esparcido como si un vendaval hubiese pasado por allí. Estanterías derribadas. Un grito desgarrado sobresalía del murmullo general.</text:p>
      <text:p text:style-name="Text_20_body">—¡Te digo que no lo tengo yo! —gritaba Grendha.</text:p>
      <text:p text:style-name="Text_20_body">Entonces Elara la vio. Omhistrine.</text:p>
      <text:p text:style-name="Text_20_body">La niña, de rostro desencajado y ojos desorbitados, tumbaba los estantes a empujones, tirando cestas, pisoteando los bollos. Su voz aguda, cargada de odio, retumbaba en la calle.</text:p>
      <text:p text:style-name="Text_20_body">—¡Dame el amuleto! —chilló mientras sacaba un puñal que llevaba escondido en la manga.</text:p>
      <text:p text:style-name="Text_20_body">Se abalanzó hacia Grendha.</text:p>
      <text:p text:style-name="Text_20_body">—¡No! —gritó Elara, abriéndose paso entre los cuerpos. Se plantó frente a la anciana, espada desenvainada, en posición de guardia. El metal centelleó con la luz del sol poniente.</text:p>
      <text:p text:style-name="Text_20_body">—Aléjate de ella —ordenó.</text:p>
      <text:p text:style-name="Text_20_body">Omhistrine, sin detenerse, lanzó el puñal directo hacia sus rostros.</text:p>
      <text:p text:style-name="Text_20_body">Todo ocurrió en un segundo.</text:p>
      <text:p text:style-name="Text_20_body">Elara giró la muñeca y la hoja de su espada trazó un destello en el aire. El acero chocó contra el puñal con un sonido metálico, desviándolo. La daga salió disparada hacia un costado y se hundió en un saco de cebada.</text:p>
      <text:p text:style-name="Text_20_body">Omhistrine retrocedió, frustrada, y desapareció corriendo entre los carromatos volcados y las mercancías amontonadas. Elara, instintivamente, dio dos pasos tras ella, dispuesta a alcanzarla.</text:p>
      <text:p text:style-name="Text_20_body">Pero en ese instante, en la dirección opuesta, otra Omhistrine salió corriendo desde detrás de un puesto de frutas, como si hubiera estado allí desde el principio. Era la misma niña. O una copia exacta.</text:p>
      <text:p text:style-name="Text_20_body">Elara se detuvo en seco.</text:p>
      <text:p text:style-name="Text_20_body">—No puede ser —murmuró Grendha, que había presenciado la escena desde el suelo—. ¿Cómo ha conseguido llegar hasta allí?</text:p>
      <text:p text:style-name="Text_20_body"><text:soft-page-break/>—Se teletransporta —dijo Elara, con voz grave—. No la atraparemos. Puede estar en varios lugares al mismo tiempo. Cambiar de posición al instante, como una sombra.</text:p>
      <text:p text:style-name="Text_20_body">El gentío comenzó a dispersarse, susurrando rumores. Algunos miraban a Elara con respeto; otros con miedo.</text:p>
      <text:p text:style-name="Text_20_body">Ella se volvió hacia Grendha, que se incorporaba con esfuerzo.</text:p>
      <text:p text:style-name="Text_20_body">—¿Estás bien? —preguntó, ayudándola a ponerse de pie.</text:p>
      <text:p text:style-name="Text_20_body">—Estoy bien, gracias a ti. Pero... ¿por qué esa niña quiere el amuleto con tanta urgencia como para atacarme de esta forma?</text:p>
      <text:p text:style-name="Text_20_body">—No lo sé —admitió Elara, envainando la espada—. Pero ya no creo que sea una niña. Es peligrosa. Y volverá. Prométeme que no dejarás que se acerque.</text:p>
      <text:p text:style-name="Text_20_body">Grendha asintió con seriedad. Su rostro, surcado de arrugas, tenía una nueva dureza, nacida del miedo.</text:p>
      <text:p text:style-name="Text_20_body">Por un rato, trabajaron juntas en silencio. Recogieron los panes del suelo, enderezaron los estantes, apilaron las cajas. Los curiosos se alejaban poco a poco, disolviéndose en las calles estrechas del pueblo. Todo el bullicio fue cediendo, como un oleaje que se retira, dejando solo los restos del naufragio.</text:p>
      <text:p text:style-name="Text_20_body">Elara se agachó a recoger una hogaza intacta y la puso sobre el mostrador ya en su sitio. Grendha la observaba.</text:p>
      <text:p text:style-name="Text_20_body">Entonces, sin decir nada, se acercó. En su mano temblorosa sostenía el amuleto. Lo alzó hacia Elara, como quien entrega un objeto sagrado.</text:p>
      <text:p text:style-name="Text_20_body">—Tómalo —dijo simplemente—. Este amuleto no quiere quedarse conmigo. Es tuyo.</text:p>
      <text:p text:style-name="Text_20_body">Elara lo tomó entre los dedos.</text:p>
      <text:p text:style-name="Text_20_body">Y en ese instante, el amuleto se iluminó.</text:p>
      <text:p text:style-name="Text_20_body">Una luz blanca, intensa, brotó del cristal y se extendió en ondas silenciosas, como un latido. El colgante levitó apenas unos milímetros sobre su palma. En su interior, el cristal —que antes parecía turbio— se volvió transparente como agua pura. Un símbolo giró dentro de él, resplandeciente, como si flotara suspendido en un universo propio.</text:p>
      <text:p text:style-name="Text_20_body">Grendha retrocedió, con los ojos muy abiertos.</text:p>
      <text:p text:style-name="Text_20_body">—Lo ves... —susurró—. Hay algo en ti que lo activa. Jamás había hecho esto. Nunca.</text:p>
      <text:p text:style-name="Text_20_body">Elara lo sentía vibrar contra su piel, como si reconociera su alma. No dudó. Se lo colgó del cuello. El contacto con el cristal le provocó una oleada de escalofríos que le recorrieron la columna.</text:p>
      <text:p text:style-name="Text_20_body">—Quiero que lo tengas —dijo Grendha—. Como un regalo de una amiga. Yo ya soy mayor… y no podré protegerlo por mucho más tiempo.</text:p>
      <text:p text:style-name="Text_20_body">Elara no respondió.</text:p>
      <text:p text:style-name="Text_20_body">Solo se acercó y abrazó a Grendha.</text:p>
      <text:p text:style-name="Text_20_body"><text:soft-page-break/>Fue un abrazo largo, silencioso, lleno de una emoción densa, casi insoportable. La panadera apoyó su mejilla en el hombro de Elara y cerró los ojos. No hacía falta decir nada más.</text:p>
      <text:p text:style-name="Text_20_body">Cuando se separaron, Grendha sonrió. Tenía lágrimas contenidas que no se atrevió a soltar.</text:p>
      <text:p text:style-name="Text_20_body">—Debo irme —dijo Elara al fin, con voz baja—. Me espera un largo camino.</text:p>
      <text:p text:style-name="Text_20_body">Y sin mirar atrás, con la luz del amuleto aún palpitando bajo su capa, echó a andar entre las sombras del bosque.</text:p>
      <text:p text:style-name="Text_20_body"/>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7T18:16:04.077000000</meta:creation-date>
    <dc:date>2025-05-17T18:21:55.628000000</dc:date>
    <meta:editing-duration>PT5M52S</meta:editing-duration>
    <meta:editing-cycles>1</meta:editing-cycles>
    <meta:document-statistic meta:table-count="0" meta:image-count="0" meta:object-count="0" meta:page-count="3" meta:paragraph-count="44" meta:word-count="847" meta:character-count="5060" meta:non-whitespace-character-count="4264"/>
    <meta:generator>LibreOffice/7.3.5.2$Windows_X86_64 LibreOffice_project/184fe81b8c8c30d8b5082578aee2fed2ea847c01</meta:generator>
  </office:meta>
</office:document-meta>
</file>